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4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6" style:family="text">
      <style:text-properties style:font-name="courier new" fo:font-size="9pt"/>
    </style:style>
    <style:style style:name="T7" style:family="text">
      <style:text-properties fo:font-weight="bold"/>
    </style:style>
    <style:style style:name="T8" style:family="text">
      <style:text-properties fo:color="#ff0000" loext:opacity="100%" style:text-line-through-style="none" style:text-line-through-type="none" style:font-name="MathJax Main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n't Try to Count</text:p>
      <text:p text:style-name="P6">time limit per test</text:p>
      <text:p text:style-name="P7">2 seconds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Given a string <text:bookmark text:name="MathJax-Element-1-Frame"/><text:bookmark text:name="MathJax-Span-1"/><text:bookmark text:name="MathJax-Span-2"/><text:bookmark text:name="MathJax-Span-3"/><text:span text:style-name="T1">x</text:span><text:span text:style-name="T2">�</text:span> of length <text:bookmark text:name="MathJax-Element-2-Frame"/><text:bookmark text:name="MathJax-Span-4"/><text:bookmark text:name="MathJax-Span-5"/><text:bookmark text:name="MathJax-Span-6"/><text:span text:style-name="T1">n</text:span><text:span text:style-name="T2">�</text:span> and a string <text:bookmark text:name="MathJax-Element-3-Frame"/><text:bookmark text:name="MathJax-Span-7"/><text:bookmark text:name="MathJax-Span-8"/><text:bookmark text:name="MathJax-Span-9"/><text:span text:style-name="T1">s</text:span><text:span text:style-name="T2">�</text:span> of length <text:bookmark text:name="MathJax-Element-4-Frame"/><text:bookmark text:name="MathJax-Span-10"/><text:bookmark text:name="MathJax-Span-11"/><text:bookmark text:name="MathJax-Span-12"/><text:span text:style-name="T1">m</text:span><text:span text:style-name="T2">�</text:span> (<text:bookmark text:name="MathJax-Element-5-Frame"/><text:bookmark text:name="MathJax-Span-13"/><text:bookmark text:name="MathJax-Span-14"/><text:bookmark text:name="MathJax-Span-15"/><text:span text:style-name="T1">n</text:span><text:bookmark text:name="MathJax-Span-16"/><text:span text:style-name="T3">⋅</text:span><text:bookmark text:name="MathJax-Span-17"/><text:span text:style-name="T1">m</text:span><text:bookmark text:name="MathJax-Span-18"/><text:span text:style-name="T3">≤</text:span><text:bookmark text:name="MathJax-Span-19"/><text:span text:style-name="T4">100</text:span><text:span text:style-name="T2">�⋅�≤100</text:span>), consisting of lowercase Latin letters, you can apply any number of operations to the string <text:bookmark text:name="MathJax-Element-6-Frame"/><text:bookmark text:name="MathJax-Span-20"/><text:bookmark text:name="MathJax-Span-21"/><text:bookmark text:name="MathJax-Span-22"/><text:span text:style-name="T1">x</text:span><text:span text:style-name="T2">�</text:span>.</text:p>
      <text:p text:style-name="P9">In one operation, you append the current value of <text:bookmark text:name="MathJax-Element-7-Frame"/><text:bookmark text:name="MathJax-Span-23"/><text:bookmark text:name="MathJax-Span-24"/><text:bookmark text:name="MathJax-Span-25"/><text:span text:style-name="T1">x</text:span><text:span text:style-name="T2">�</text:span> to the end of the string <text:bookmark text:name="MathJax-Element-8-Frame"/><text:bookmark text:name="MathJax-Span-26"/><text:bookmark text:name="MathJax-Span-27"/><text:bookmark text:name="MathJax-Span-28"/><text:span text:style-name="T1">x</text:span><text:span text:style-name="T2">�</text:span>. Note that the value of <text:bookmark text:name="MathJax-Element-9-Frame"/><text:bookmark text:name="MathJax-Span-29"/><text:bookmark text:name="MathJax-Span-30"/><text:bookmark text:name="MathJax-Span-31"/><text:span text:style-name="T1">x</text:span><text:span text:style-name="T2">�</text:span> will change after this.</text:p>
      <text:p text:style-name="P9">For example, if <text:bookmark text:name="MathJax-Element-10-Frame"/><text:bookmark text:name="MathJax-Span-32"/><text:bookmark text:name="MathJax-Span-33"/><text:bookmark text:name="MathJax-Span-34"/><text:span text:style-name="T1">x</text:span><text:bookmark text:name="MathJax-Span-35"/><text:span text:style-name="T4">=</text:span><text:span text:style-name="T2">�=</text:span>"<text:span text:style-name="T6">aba</text:span>", then after applying operations, <text:bookmark text:name="MathJax-Element-11-Frame"/><text:bookmark text:name="MathJax-Span-36"/><text:bookmark text:name="MathJax-Span-37"/><text:bookmark text:name="MathJax-Span-38"/><text:span text:style-name="T1">x</text:span><text:span text:style-name="T2">�</text:span> will change as follows: "<text:span text:style-name="T6">aba</text:span>" <text:bookmark text:name="MathJax-Element-12-Frame"/><text:bookmark text:name="MathJax-Span-39"/><text:bookmark text:name="MathJax-Span-40"/><text:bookmark text:name="MathJax-Span-41"/><text:span text:style-name="T2">→→</text:span> "<text:span text:style-name="T6">abaaba</text:span>" <text:bookmark text:name="MathJax-Element-13-Frame"/><text:bookmark text:name="MathJax-Span-42"/><text:bookmark text:name="MathJax-Span-43"/><text:bookmark text:name="MathJax-Span-44"/><text:span text:style-name="T2">→→</text:span> "<text:span text:style-name="T6">abaabaabaaba</text:span>".</text:p>
      <text:p text:style-name="P9">After what <text:span text:style-name="T7">minimum</text:span> number of operations <text:bookmark text:name="MathJax-Element-14-Frame"/><text:bookmark text:name="MathJax-Span-45"/><text:bookmark text:name="MathJax-Span-46"/><text:bookmark text:name="MathJax-Span-47"/><text:span text:style-name="T1">s</text:span><text:span text:style-name="T2">�</text:span> will appear in <text:bookmark text:name="MathJax-Element-15-Frame"/><text:bookmark text:name="MathJax-Span-48"/><text:bookmark text:name="MathJax-Span-49"/><text:bookmark text:name="MathJax-Span-50"/><text:span text:style-name="T1">x</text:span><text:span text:style-name="T2">�</text:span> as a substring? A substring of a string is defined as a <text:span text:style-name="T7">contiguous</text:span> segment of it.</text:p>
      <text:p text:style-name="P12">Input</text:p>
      <text:p text:style-name="P9">The first line of the input contains a single integer <text:bookmark text:name="MathJax-Element-16-Frame"/><text:bookmark text:name="MathJax-Span-51"/><text:bookmark text:name="MathJax-Span-52"/><text:bookmark text:name="MathJax-Span-53"/><text:span text:style-name="T1">t</text:span><text:span text:style-name="T2">�</text:span> (<text:bookmark text:name="MathJax-Element-17-Frame"/><text:bookmark text:name="MathJax-Span-54"/><text:bookmark text:name="MathJax-Span-55"/><text:bookmark text:name="MathJax-Span-56"/><text:span text:style-name="T4">1</text:span><text:bookmark text:name="MathJax-Span-57"/><text:span text:style-name="T3">≤</text:span><text:bookmark text:name="MathJax-Span-58"/><text:span text:style-name="T1">t</text:span><text:bookmark text:name="MathJax-Span-59"/><text:span text:style-name="T3">≤</text:span><text:bookmark text:name="MathJax-Span-60"/><text:bookmark text:name="MathJax-Span-61"/><text:span text:style-name="T4">10</text:span><text:bookmark text:name="MathJax-Span-62"/><text:span text:style-name="T5">4</text:span><text:span text:style-name="T2">1≤�≤104</text:span>) — the number of test cases.</text:p>
      <text:p text:style-name="P9">The first line of each test case contains two numbers <text:bookmark text:name="MathJax-Element-18-Frame"/><text:bookmark text:name="MathJax-Span-63"/><text:bookmark text:name="MathJax-Span-64"/><text:bookmark text:name="MathJax-Span-65"/><text:span text:style-name="T1">n</text:span><text:span text:style-name="T2">�</text:span> and <text:bookmark text:name="MathJax-Element-19-Frame"/><text:bookmark text:name="MathJax-Span-66"/><text:bookmark text:name="MathJax-Span-67"/><text:bookmark text:name="MathJax-Span-68"/><text:span text:style-name="T1">m</text:span><text:span text:style-name="T2">�</text:span> (<text:bookmark text:name="MathJax-Element-20-Frame"/><text:bookmark text:name="MathJax-Span-69"/><text:bookmark text:name="MathJax-Span-70"/><text:bookmark text:name="MathJax-Span-71"/><text:span text:style-name="T4">1</text:span><text:bookmark text:name="MathJax-Span-72"/><text:span text:style-name="T3">≤</text:span><text:bookmark text:name="MathJax-Span-73"/><text:span text:style-name="T1">n</text:span><text:bookmark text:name="MathJax-Span-74"/><text:span text:style-name="T3">⋅</text:span><text:bookmark text:name="MathJax-Span-75"/><text:span text:style-name="T1">m</text:span><text:bookmark text:name="MathJax-Span-76"/><text:span text:style-name="T3">≤</text:span><text:bookmark text:name="MathJax-Span-77"/><text:span text:style-name="T4">25</text:span><text:span text:style-name="T2">1≤�⋅�≤25</text:span>) — the lengths of strings <text:bookmark text:name="MathJax-Element-21-Frame"/><text:bookmark text:name="MathJax-Span-78"/><text:bookmark text:name="MathJax-Span-79"/><text:bookmark text:name="MathJax-Span-80"/><text:span text:style-name="T1">x</text:span><text:span text:style-name="T2">�</text:span> and <text:bookmark text:name="MathJax-Element-22-Frame"/><text:bookmark text:name="MathJax-Span-81"/><text:bookmark text:name="MathJax-Span-82"/><text:bookmark text:name="MathJax-Span-83"/><text:span text:style-name="T1">s</text:span><text:span text:style-name="T2">�</text:span>, respectively.</text:p>
      <text:p text:style-name="P9">The second line of each test case contains the string <text:bookmark text:name="MathJax-Element-23-Frame"/><text:bookmark text:name="MathJax-Span-84"/><text:bookmark text:name="MathJax-Span-85"/><text:bookmark text:name="MathJax-Span-86"/><text:span text:style-name="T1">x</text:span><text:span text:style-name="T2">�</text:span> of length <text:bookmark text:name="MathJax-Element-24-Frame"/><text:bookmark text:name="MathJax-Span-87"/><text:bookmark text:name="MathJax-Span-88"/><text:bookmark text:name="MathJax-Span-89"/><text:span text:style-name="T1">n</text:span><text:span text:style-name="T2">�</text:span>.</text:p>
      <text:p text:style-name="P9">The third line of each test case contains the string <text:bookmark text:name="MathJax-Element-25-Frame"/><text:bookmark text:name="MathJax-Span-90"/><text:bookmark text:name="MathJax-Span-91"/><text:bookmark text:name="MathJax-Span-92"/><text:span text:style-name="T1">s</text:span><text:span text:style-name="T2">�</text:span> of length <text:bookmark text:name="MathJax-Element-26-Frame"/><text:bookmark text:name="MathJax-Span-93"/><text:bookmark text:name="MathJax-Span-94"/><text:bookmark text:name="MathJax-Span-95"/><text:span text:style-name="T1">m</text:span><text:span text:style-name="T2">�</text:span>.</text:p>
      <text:p text:style-name="P12">Output</text:p>
      <text:p text:style-name="P9">For each test case, output a single number — the <text:span text:style-name="T7">minimum</text:span> number of operations after which <text:bookmark text:name="MathJax-Element-27-Frame"/><text:bookmark text:name="MathJax-Span-96"/><text:bookmark text:name="MathJax-Span-97"/><text:bookmark text:name="MathJax-Span-98"/><text:span text:style-name="T1">s</text:span><text:span text:style-name="T2">�</text:span> will appear in <text:bookmark text:name="MathJax-Element-28-Frame"/><text:bookmark text:name="MathJax-Span-99"/><text:bookmark text:name="MathJax-Span-100"/><text:bookmark text:name="MathJax-Span-101"/><text:span text:style-name="T1">x</text:span><text:span text:style-name="T2">�</text:span> as a substring. If this is not possible, output <text:bookmark text:name="MathJax-Element-29-Frame"/><text:bookmark text:name="MathJax-Span-102"/><text:bookmark text:name="MathJax-Span-103"/><text:bookmark text:name="MathJax-Span-104"/><text:span text:style-name="T2">−</text:span><text:bookmark text:name="MathJax-Span-105"/><text:span text:style-name="T4">1</text:span><text:span text:style-name="T2">−1</text:span>.</text:p>
      <text:p text:style-name="P11">Example</text:p>
      <text:p text:style-name="P13">input</text:p>
      <text:section text:style-name="Sect1" text:name="id007958182562333378">
        <text:p text:style-name="P14">Copy</text:p>
      </text:section>
      <text:p text:style-name="P1"><text:bookmark text:name="id007569006635130238"/>12</text:p>
      <text:p text:style-name="P4">1 5</text:p>
      <text:p text:style-name="P4">a</text:p>
      <text:p text:style-name="P4">aaaaa</text:p>
      <text:p text:style-name="P1">5 5</text:p>
      <text:p text:style-name="P1">eforc</text:p>
      <text:p text:style-name="P1">force</text:p>
      <text:p text:style-name="P4">2 5</text:p>
      <text:p text:style-name="P4">ab</text:p>
      <text:p text:style-name="P4">ababa</text:p>
      <text:p text:style-name="P1">3 5</text:p>
      <text:p text:style-name="P1">aba</text:p>
      <text:p text:style-name="P1">ababa</text:p>
      <text:p text:style-name="P4">4 3</text:p>
      <text:p text:style-name="P4">babb</text:p>
      <text:p text:style-name="P4">bbb</text:p>
      <text:p text:style-name="P1">5 1</text:p>
      <text:p text:style-name="P1">aaaaa</text:p>
      <text:p text:style-name="P1">a</text:p>
      <text:p text:style-name="P4">4 2</text:p>
      <text:p text:style-name="P4">aabb</text:p>
      <text:p text:style-name="P4">ba</text:p>
      <text:p text:style-name="P1">2 8</text:p>
      <text:p text:style-name="P1">bk</text:p>
      <text:p text:style-name="P1">kbkbkbkb</text:p>
      <text:p text:style-name="P4">12 2</text:p>
      <text:p text:style-name="P4">fjdgmujlcont</text:p>
      <text:p text:style-name="P4">tf</text:p>
      <text:p text:style-name="P1">2 2</text:p>
      <text:p text:style-name="P1">aa</text:p>
      <text:p text:style-name="P1">aa</text:p>
      <text:p text:style-name="P4">3 5</text:p>
      <text:p text:style-name="P4">abb</text:p>
      <text:p text:style-name="P4">babba</text:p>
      <text:p text:style-name="P1">1 19</text:p>
      <text:p text:style-name="P1">m</text:p>
      <text:p text:style-name="P1">mmmmmmmmmmmmmmmmmmm</text:p>
      <text:p text:style-name="P13">output</text:p>
      <text:section text:style-name="Sect1" text:name="id0023646024090286488">
        <text:p text:style-name="P14">Copy</text:p>
      </text:section>
      <text:p text:style-name="P2"><text:bookmark text:name="id007014102609557067"/>3</text:p>
      <text:p text:style-name="P3">1</text:p>
      <text:p text:style-name="P3"><text:soft-page-break/>2</text:p>
      <text:p text:style-name="P3">-1</text:p>
      <text:p text:style-name="P3">1</text:p>
      <text:p text:style-name="P3">0</text:p>
      <text:p text:style-name="P3">1</text:p>
      <text:p text:style-name="P3">3</text:p>
      <text:p text:style-name="P3">1</text:p>
      <text:p text:style-name="P3">0</text:p>
      <text:p text:style-name="P3">2</text:p>
      <text:p text:style-name="P3">5</text:p>
      <text:p text:style-name="P12">Note</text:p>
      <text:p text:style-name="P9">In the first test case of the example, after <text:bookmark text:name="MathJax-Element-30-Frame"/><text:bookmark text:name="MathJax-Span-106"/><text:bookmark text:name="MathJax-Span-107"/><text:bookmark text:name="MathJax-Span-108"/><text:span text:style-name="T4">2</text:span><text:span text:style-name="T2">2</text:span> operations, the string will become "<text:span text:style-name="T6">aaaa</text:span>", and after <text:bookmark text:name="MathJax-Element-31-Frame"/><text:bookmark text:name="MathJax-Span-109"/><text:bookmark text:name="MathJax-Span-110"/><text:bookmark text:name="MathJax-Span-111"/><text:span text:style-name="T4">3</text:span><text:span text:style-name="T2">3</text:span> operations, it will become "<text:span text:style-name="T6">aaaaaaaa</text:span>", so the answer is <text:bookmark text:name="MathJax-Element-32-Frame"/><text:bookmark text:name="MathJax-Span-112"/><text:bookmark text:name="MathJax-Span-113"/><text:bookmark text:name="MathJax-Span-114"/><text:span text:style-name="T4">3</text:span><text:span text:style-name="T2">3</text:span>.</text:p>
      <text:p text:style-name="P9">In the second test case of the example, after applying <text:bookmark text:name="MathJax-Element-33-Frame"/><text:bookmark text:name="MathJax-Span-115"/><text:bookmark text:name="MathJax-Span-116"/><text:bookmark text:name="MathJax-Span-117"/><text:span text:style-name="T4">1</text:span><text:span text:style-name="T2">1</text:span> operation, the string will become "<text:bookmark text:name="MathJax-Element-34-Frame"/><text:bookmark text:name="MathJax-Span-118"/><text:bookmark text:name="MathJax-Span-119"/><text:bookmark text:name="MathJax-Span-120"/><text:span text:style-name="T4">e</text:span><text:bookmark text:name="MathJax-Span-121"/><text:bookmark text:name="MathJax-Span-122"/><text:bookmark text:name="MathJax-Span-123"/><text:span text:style-name="T8">force</text:span><text:bookmark text:name="MathJax-Span-124"/><text:span text:style-name="T4">forc</text:span><text:span text:style-name="T2">eforceforc</text:span>", where the substring is highlighted in red.</text:p>
      <text:p text:style-name="P10">In the fourth test case of the example, it can be shown that it is impossible to obtain the desired string as a substring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2T11:35:11.607000000</dc:date>
    <meta:editing-duration>PT6S</meta:editing-duration>
    <meta:editing-cycles>1</meta:editing-cycles>
    <meta:document-statistic meta:table-count="0" meta:image-count="0" meta:object-count="0" meta:page-count="2" meta:paragraph-count="78" meta:word-count="368" meta:character-count="1867" meta:non-whitespace-character-count="1574"/>
    <meta:generator>LibreOffice/7.2.2.2$Windows_X86_64 LibreOffice_project/02b2acce88a210515b4a5bb2e46cbfb63fe97d56</meta:generator>
  </office:meta>
</office:document-meta>
</file>